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pt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pt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pt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fo:color="#ffffff"/>
    </style:style>
    <style:style style:name="ce1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pt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pt"/>
      <style:text-properties fo:color="#ffffff" style:font-name="DejaVu Sans Mono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pt"/>
      <style:text-properties fo:color="#ffffff"/>
    </style:style>
    <style:style style:name="ce19" style:family="table-cell" style:parent-style-name="Default"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6"/>
        <table:table-column table:style-name="co2" table:default-cell-style-name="ce11"/>
        <table:table-column table:style-name="co4" table:number-columns-repeated="1020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12V</text:p>
          </table:table-cell>
          <table:covered-table-cell table:style-name="ce27"/>
          <table:covered-table-cell table:style-name="ce32"/>
          <table:covered-table-cell table:style-name="ce27"/>
          <table:table-cell table:number-columns-repeated="1020"/>
        </table:table-row>
        <table:table-row table:style-name="ro2">
          <table:table-cell table:style-name="ce2"/>
          <table:table-cell table:style-name="ce10" office:value-type="string" calcext:value-type="string">
            <text:p>Falcon Output 9</text:p>
          </table:table-cell>
          <table:table-cell table:style-name="ce2"/>
          <table:table-cell table:style-name="ce10" office:value-type="string" calcext:value-type="string">
            <text:p>Falcon Output 15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office:value-type="string" calcext:value-type="string">
            <text:p>Falcon Output 10</text:p>
          </table:table-cell>
          <table:table-cell table:style-name="ce2"/>
          <table:table-cell table:style-name="ce10" office:value-type="string" calcext:value-type="string">
            <text:p>Falcon Output 16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Falcon Output 11</text:p>
          </table:table-cell>
          <table:table-cell table:style-name="ce2"/>
          <table:table-cell table:style-name="ce10" office:value-type="string" calcext:value-type="string">
            <text:p>Falcon Outputs</text:p>
            <text:p>Bank 2 ch 9-16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Falcon Output 12</text:p>
          </table:table-cell>
          <table:table-cell table:style-name="ce2"/>
          <table:table-cell table:style-name="ce10"/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Falcon Output 13</text:p>
          </table:table-cell>
          <table:table-cell table:style-name="ce2"/>
          <table:table-cell table:style-name="ce10"/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Falcon Output 14</text:p>
          </table:table-cell>
          <table:table-cell table:style-name="ce2"/>
          <table:table-cell table:style-name="ce10" office:value-type="string" calcext:value-type="string">
            <text:p>Transmitt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4" table:number-rows-spanned="1">
            <text:p>5V</text:p>
          </table:table-cell>
          <table:covered-table-cell table:style-name="ce30"/>
          <table:covered-table-cell table:style-name="ce23"/>
          <table:covered-table-cell table:style-name="ce30"/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alcon Output 1</text:p>
            <text:p>Eaves Left Horiz</text:p>
          </table:table-cell>
          <table:table-cell table:style-name="ce8" office:value-type="float" office:value="15" calcext:value-type="float">
            <text:p>15</text:p>
          </table:table-cell>
          <table:table-cell table:style-name="ce13" office:value-type="string" calcext:value-type="string">
            <text:p>Falcon Output 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1</text:p>
          </table:table-cell>
          <table:table-cell table:style-name="ce13" office:value-type="string" calcext:value-type="string">
            <text:p>Falcon Output 2</text:p>
            <text:p>Eaves Left Diag</text:p>
          </table:table-cell>
          <table:table-cell table:style-name="ce8" office:value-type="float" office:value="15" calcext:value-type="float">
            <text:p>15</text:p>
          </table:table-cell>
          <table:table-cell table:style-name="ce13" office:value-type="string" calcext:value-type="string">
            <text:p>Falcon Output 8</text:p>
          </table:table-cell>
          <table:table-cell table:number-columns-repeated="1020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Falcon Output 3</text:p>
            <text:p>Eaves Right Diag</text:p>
          </table:table-cell>
          <table:table-cell table:style-name="ce17"/>
          <table:table-cell table:style-name="ce13" office:value-type="string" calcext:value-type="string">
            <text:p>Falcon Outputs</text:p>
            <text:p>Bank 1 ch 1-8</text:p>
          </table:table-cell>
          <table:table-cell table:number-columns-repeated="102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3" office:value-type="string" calcext:value-type="string">
            <text:p>Falcon Output 4</text:p>
            <text:p>Eaves Right Horiz</text:p>
          </table:table-cell>
          <table:table-cell table:style-name="ce17"/>
          <table:table-cell table:style-name="ce13" office:value-type="string" calcext:value-type="string">
            <text:p>Falcon &amp; Extender</text:p>
            <text:p>Ext Power</text:p>
          </table:table-cell>
          <table:table-cell table:number-columns-repeated="1020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Falcon Output 5</text:p>
          </table:table-cell>
          <table:table-cell table:style-name="ce17"/>
          <table:table-cell table:style-name="ce18"/>
          <table:table-cell table:style-name="ce19"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Falcon Output 6</text:p>
          </table:table-cell>
          <table:table-cell table:style-name="ce17"/>
          <table:table-cell table:style-name="ce10" office:value-type="string" calcext:value-type="string">
            <text:p>LOR CTB24D</text:p>
            <text:p>Bank 2 ch 13-2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4" table:number-rows-spanned="1">
            <text:p>12V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/>
          <table:table-cell table:style-name="ce10" office:value-type="string" calcext:value-type="string">
            <text:p>Chinese 27 ch 1-6</text:p>
            <text:p>RGB Floods 1 &amp; 2</text:p>
            <text:p>Manger</text:p>
          </table:table-cell>
          <table:table-cell table:style-name="ce2"/>
          <table:table-cell table:style-name="ce10" office:value-type="string" calcext:value-type="string">
            <text:p>LOR CTB24D ch 9</text:p>
            <text:p>Rotating Beacons 1 Left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10" office:value-type="string" calcext:value-type="string">
            <text:p><text:span text:style-name="T1">Chinese 27 ch 7-12</text:span></text:p>
            <text:p>RGB Floods 3 &amp; 4</text:p>
          </table:table-cell>
          <table:table-cell table:style-name="ce2"/>
          <table:table-cell table:style-name="ce10" office:value-type="string" calcext:value-type="string">
            <text:p>LOR CTB24D ch 10</text:p>
            <text:p>Rotating Beacons 2 Center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1">Chinese 27 13-18</text:span></text:p>
            <text:p>RGB Floods 5 &amp; 6</text:p>
          </table:table-cell>
          <table:table-cell table:style-name="ce2"/>
          <table:table-cell table:style-name="ce10" office:value-type="string" calcext:value-type="string">
            <text:p>LOR CTB24D ch 11</text:p>
            <text:p>Rotating Beacons 3 Right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1">Chinese 27 ch 19-27</text:span></text:p>
            <text:p>RGB Floods 7, 8 &amp; 9</text:p>
          </table:table-cell>
          <table:table-cell table:style-name="ce2"/>
          <table:table-cell table:style-name="ce10"/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10" office:value-type="string" calcext:value-type="string">
            <text:p>Chinese 27 DC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2"/>
          <table:table-cell table:style-name="ce10" office:value-type="string" calcext:value-type="string">
            <text:p>LOR CTB24D</text:p>
            <text:p>Bank 1 ch 1-1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 style:data-style-name="N2" text:time-value="13:13:14.5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6T15:38:43.360000000</meta:creation-date>
    <dc:date>2022-10-22T13:29:35.502000000</dc:date>
    <meta:editing-duration>PT2H23M42S</meta:editing-duration>
    <meta:editing-cycles>4</meta:editing-cycles>
    <meta:generator>LibreOffice/6.2.8.2$Windows_X86_64 LibreOffice_project/f82ddfca21ebc1e222a662a32b25c0c9d20169ee</meta:generator>
    <meta:document-statistic meta:table-count="1" meta:cell-count="49" meta:object-count="0"/>
  </office:meta>
</office:document-meta>
</file>